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46320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96 kWh</text:p>
          </table:table-cell>
          <table:table-cell office:value-type="float" office:value="1220.8" calcext:value-type="float">
            <text:p>1220.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/>
          <table:table-cell office:value-type="float" office:value="13.88" calcext:value-type="float">
            <text:p>13.8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02.31" calcext:value-type="float">
            <text:p>1402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37.55" calcext:value-type="float">
            <text:p>137.55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09 kWh</text:p>
          </table:table-cell>
          <table:table-cell office:value-type="float" office:value="565.39" calcext:value-type="float">
            <text:p>565.39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298.61" calcext:value-type="float">
            <text:p>-298.61</text:p>
          </table:table-cell>
          <table:table-cell office:value-type="string" calcext:value-type="string">
            <text:p>T-0</text:p>
          </table:table-cell>
          <table:table-cell office:value-type="float" office:value="491.99" calcext:value-type="float">
            <text:p>491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41 kWh</text:p>
          </table:table-cell>
          <table:table-cell office:value-type="float" office:value="808.96" calcext:value-type="float">
            <text:p>808.96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27.27" calcext:value-type="float">
            <text:p>-427.27</text:p>
          </table:table-cell>
          <table:table-cell office:value-type="string" calcext:value-type="string">
            <text:p>T-0</text:p>
          </table:table-cell>
          <table:table-cell office:value-type="float" office:value="470.16" calcext:value-type="float">
            <text:p>470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39.1" calcext:value-type="float">
            <text:p>39.1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13 kWh</text:p>
          </table:table-cell>
          <table:table-cell office:value-type="float" office:value="1328.77" calcext:value-type="float">
            <text:p>1328.77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/>
          <table:table-cell office:value-type="float" office:value="14.94" calcext:value-type="float">
            <text:p>14.9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48.44" calcext:value-type="float">
            <text:p>1548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49 kWh</text:p>
          </table:table-cell>
          <table:table-cell office:value-type="float" office:value="1581.93" calcext:value-type="float">
            <text:p>1581.93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/>
          <table:table-cell office:value-type="float" office:value="17.47" calcext:value-type="float">
            <text:p>17.4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64.36" calcext:value-type="float">
            <text:p>1764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509.61" calcext:value-type="float">
            <text:p>509.61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26 kWh</text:p>
          </table:table-cell>
          <table:table-cell office:value-type="float" office:value="1410.96" calcext:value-type="float">
            <text:p>1410.96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/>
          <table:table-cell office:value-type="float" office:value="15.75" calcext:value-type="float">
            <text:p>15.7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100.61" calcext:value-type="float">
            <text:p>2100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6.77" calcext:value-type="float">
            <text:p>16.7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40 kWh</text:p>
          </table:table-cell>
          <table:table-cell office:value-type="float" office:value="1505.12" calcext:value-type="float">
            <text:p>1505.12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/>
          <table:table-cell office:value-type="float" office:value="16.69" calcext:value-type="float">
            <text:p>16.6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02.2" calcext:value-type="float">
            <text:p>170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59 kWh</text:p>
          </table:table-cell>
          <table:table-cell office:value-type="float" office:value="1633.63" calcext:value-type="float">
            <text:p>1633.63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/>
          <table:table-cell office:value-type="float" office:value="17.97" calcext:value-type="float">
            <text:p>17.9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14.55" calcext:value-type="float">
            <text:p>1814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6.22" calcext:value-type="float">
            <text:p>16.2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89 kWh</text:p>
          </table:table-cell>
          <table:table-cell office:value-type="float" office:value="1818.3" calcext:value-type="float">
            <text:p>1818.3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/>
          <table:table-cell office:value-type="float" office:value="19.81" calcext:value-type="float">
            <text:p>19.8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016.6" calcext:value-type="float">
            <text:p>2016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6.8" calcext:value-type="float">
            <text:p>36.8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19 kWh</text:p>
          </table:table-cell>
          <table:table-cell office:value-type="float" office:value="1998.68" calcext:value-type="float">
            <text:p>1998.68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39.91" calcext:value-type="float">
            <text:p>139.91</text:p>
          </table:table-cell>
          <table:table-cell office:value-type="float" office:value="21.61" calcext:value-type="float">
            <text:p>21.6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359.47" calcext:value-type="float">
            <text:p>2359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320 kWh</text:p>
          </table:table-cell>
          <table:table-cell office:value-type="float" office:value="1997.29" calcext:value-type="float">
            <text:p>1997.29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39.81" calcext:value-type="float">
            <text:p>139.81</text:p>
          </table:table-cell>
          <table:table-cell office:value-type="float" office:value="21.59" calcext:value-type="float">
            <text:p>21.5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320.48" calcext:value-type="float">
            <text:p>2320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30.69" calcext:value-type="float">
            <text:p>230.69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80 kWh</text:p>
          </table:table-cell>
          <table:table-cell office:value-type="float" office:value="2398.96" calcext:value-type="float">
            <text:p>2398.96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67.93" calcext:value-type="float">
            <text:p>167.93</text:p>
          </table:table-cell>
          <table:table-cell office:value-type="float" office:value="25.6" calcext:value-type="float">
            <text:p>25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984.33" calcext:value-type="float">
            <text:p>2984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04:54.789000000</meta:creation-date>
    <dc:date>2018-03-26T11:08:42.186000000</dc:date>
    <meta:editing-duration>PT3M47S</meta:editing-duration>
    <meta:editing-cycles>1</meta:editing-cycles>
    <meta:document-statistic meta:table-count="1" meta:cell-count="150" meta:object-count="0"/>
    <meta:generator>LibreOffice/5.3.4.2$Windows_x86 LibreOffice_project/f82d347ccc0be322489bf7da61d7e4ad13fe2ff3</meta:generator>
  </office:meta>
</office:document-meta>
</file>